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1000002CE15DAFF4E9A719339.png" manifest:media-type="image/png"/>
  <manifest:file-entry manifest:full-path="Pictures/10000001000001C30000024665197AC8F7D44303.png" manifest:media-type="image/png"/>
  <manifest:file-entry manifest:full-path="Pictures/100000010000022D000001FF91C2F07512B88F25.png" manifest:media-type="image/png"/>
  <manifest:file-entry manifest:full-path="Pictures/100000010000017D00000283D0ACD5A9EEDA7BF8.png" manifest:media-type="image/png"/>
  <manifest:file-entry manifest:full-path="Pictures/100000010000017C0000028727425DEBF04F25BB.png" manifest:media-type="image/png"/>
  <manifest:file-entry manifest:full-path="Pictures/100000010000017C00000287BC8762000B9F9EB2.png" manifest:media-type="image/png"/>
  <manifest:file-entry manifest:full-path="Pictures/100000010000017B000001989E41B73DE5C38F9F.png" manifest:media-type="image/png"/>
  <manifest:file-entry manifest:full-path="Pictures/100000010000017C0000028746270254DFA289B1.png" manifest:media-type="image/png"/>
  <manifest:file-entry manifest:full-path="Pictures/100000010000017C00000287B780B883320818A3.png" manifest:media-type="image/png"/>
  <manifest:file-entry manifest:full-path="Pictures/100000010000016D0000006ED3354E968B3C9E6E.png" manifest:media-type="image/png"/>
  <manifest:file-entry manifest:full-path="Pictures/100000010000016D000000D11BBEA2853AF30EC2.png" manifest:media-type="image/png"/>
  <manifest:file-entry manifest:full-path="Pictures/100000010000017C00000287E456370B6B30CB04.png" manifest:media-type="image/png"/>
  <manifest:file-entry manifest:full-path="Pictures/100000010000055A00000398D6ABBA6452EED3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2.038cm" fo:min-width="6.4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11.442cm" fo:min-width="6.454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ffff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b400b4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0.471cm" fo:min-width="9.313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0.471cm" fo:min-width="4.783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64cm" fo:min-width="2.963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dc00" draw:marker-start-width="0.252cm" draw:marker-end-width="0.252cm" draw:fill="none" draw:textarea-horizontal-align="justify" draw:textarea-vertical-align="middle" draw:auto-grow-height="false" fo:min-height="0.325cm" fo:min-width="6.403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e7f00" draw:marker-start-width="0.252cm" draw:marker-end-width="0.252cm" draw:fill="none" draw:textarea-horizontal-align="justify" draw:textarea-vertical-align="middle" draw:auto-grow-height="false" fo:min-height="0.364cm" fo:min-width="6.35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3" style:family="graphic" style:parent-style-name="standard">
      <style:graphic-properties draw:stroke="none" svg:stroke-color="#fe7f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fe7f00" draw:marker-start-width="0.252cm" draw:marker-end-width="0.252cm" draw:fill="none" draw:textarea-horizontal-align="justify" draw:textarea-vertical-align="middle" draw:auto-grow-height="false" fo:min-height="0.311cm" fo:min-width="9.896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svg:stroke-color="#fe7f00" draw:marker-start="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71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0072e4" draw:marker-start-width="0.252cm" draw:marker-end-width="0.252cm" draw:fill="none" draw:textarea-horizontal-align="justify" draw:textarea-vertical-align="middle" draw:auto-grow-height="false" fo:min-height="0.471cm" fo:min-width="1.506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00dc00" draw:marker-start-width="0.252cm" draw:marker-end-width="0.252cm" draw:fill="none" draw:textarea-horizontal-align="justify" draw:textarea-vertical-align="middle" draw:auto-grow-height="false" fo:min-height="0.471cm" fo:min-width="0.958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246cm" fo:min-width="2.037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ea75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1.225cm" fo:min-width="6.853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.102cm" fo:margin-bottom="0.203cm"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b400b4" loext:opacity="100%" fo:font-size="18pt"/>
    </style:style>
    <style:style style:name="P4" style:family="paragraph">
      <loext:graphic-properties draw:fill="none" draw:fill-color="#ffffff"/>
      <style:paragraph-properties style:writing-mode="lr-tb"/>
      <style:text-properties fo:color="#fe7f00" loext:opacity="100%" fo:font-size="18pt"/>
    </style:style>
    <style:style style:name="P5" style:family="paragraph">
      <loext:graphic-properties draw:fill="none" draw:fill-color="#ffffff"/>
      <style:paragraph-properties style:writing-mode="lr-tb"/>
      <style:text-properties fo:color="#00dc00" loext:opacity="100%"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ffff00" loext:opacity="100%"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0072e4" loext:opacity="100%" fo:font-size="18pt"/>
    </style:style>
    <style:style style:name="T1" style:family="text">
      <style:text-properties fo:color="#b400b4" loext:opacity="100%" fo:font-size="18pt"/>
    </style:style>
    <style:style style:name="T2" style:family="text">
      <style:text-properties fo:color="#fe7f00" loext:opacity="100%" fo:font-size="18pt"/>
    </style:style>
    <style:style style:name="T3" style:family="text">
      <style:text-properties fo:color="#00dc00" loext:opacity="100%" fo:font-size="18pt"/>
    </style:style>
    <style:style style:name="T4" style:family="text">
      <style:text-properties fo:color="#ffff00" loext:opacity="100%" fo:font-size="18pt"/>
    </style:style>
    <style:style style:name="T5" style:family="text">
      <style:text-properties fo:color="#0072e4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74cm" svg:height="16.614cm" svg:x="3.173cm" svg:y="1.111cm">
          <draw:image xlink:href="Pictures/100000010000055A00000398D6ABBA6452EED36C.png" xlink:type="simple" xlink:show="embed" xlink:actuate="onLoad" draw:mime-type="image/png">
            <text:p/>
          </draw:image>
        </draw:frame>
        <draw:g>
          <draw:custom-shape draw:style-name="gr2" draw:text-style-name="P1" draw:layer="layout" svg:width="6.984cm" svg:height="2.322cm" svg:x="20.845cm" svg:y="2.7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6.988cm" svg:height="11.726cm" svg:x="20.846cm" svg:y="5.141cm">
            <text:p/>
            <draw:enhanced-geometry svg:viewBox="0 0 21600 21600" draw:type="rectangle" draw:enhanced-path="M 0 0 L 21600 0 21600 21600 0 21600 0 0 Z N"/>
          </draw:custom-shape>
        </draw:g>
        <draw:polyline draw:style-name="gr4" draw:text-style-name="P2" draw:layer="layout" svg:width="4.111cm" svg:height="5.317cm" svg:x="28.794cm" svg:y="9.208cm" svg:viewBox="0 0 4112 5318" draw:points="4112,0 1369,0 1369,5318 0,5318">
          <text:p/>
        </draw:polyline>
        <draw:polyline draw:style-name="gr4" draw:text-style-name="P2" draw:layer="layout" svg:width="4.084cm" svg:height="9.607cm" draw:transform="rotate (-3.14159265358979) translate (33.329cm 17.092cm)" svg:viewBox="0 0 4085 9608" draw:points="0,8 2703,0 2724,9608 4085,9606">
          <text:p/>
        </draw:polyline>
        <draw:polyline draw:style-name="gr5" draw:text-style-name="P2" draw:layer="layout" svg:width="1.526cm" svg:height="3.035cm" svg:x="30.616cm" svg:y="3.396cm" svg:viewBox="0 0 1527 3036" draw:points="1527,0 868,0 868,3036 0,3036">
          <text:p/>
        </draw:polyline>
        <draw:polyline draw:style-name="gr5" draw:text-style-name="P2" draw:layer="layout" svg:width="1.499cm" svg:height="1.694cm" draw:transform="rotate (-3.14159265358979) translate (32.074cm 2.98cm)" svg:viewBox="0 0 1500 1695" draw:points="0,0 647,0 647,1695 1500,1695">
          <text:p/>
        </draw:polyline>
        <draw:frame draw:style-name="gr6" draw:text-style-name="P3" draw:layer="layout" svg:width="0.853cm" svg:height="0.962cm" svg:x="10.481cm" svg:y="1.83cm">
          <draw:text-box>
            <text:p><text:span text:style-name="T1">4</text:span></text:p>
          </draw:text-box>
        </draw:frame>
        <draw:g>
          <draw:custom-shape draw:style-name="gr7" draw:text-style-name="P1" draw:layer="layout" svg:width="9.847cm" svg:height="0.755cm" svg:x="11.32cm" svg:y="1.9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5.317cm" svg:height="0.755cm" svg:x="22.512cm" svg:y="1.9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3.497cm" svg:height="0.648cm" svg:x="3.25cm" svg:y="16.2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6.937cm" svg:height="0.609cm" svg:x="13.886cm" svg:y="16.946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" draw:layer="layout" svg:width="0.853cm" svg:height="0.962cm" svg:x="21.666cm" svg:y="1.816cm">
          <draw:text-box>
            <text:p><text:span text:style-name="T1">5</text:span></text:p>
          </draw:text-box>
        </draw:frame>
        <draw:frame draw:style-name="gr6" draw:text-style-name="P4" draw:layer="layout" svg:width="0.853cm" svg:height="0.962cm" svg:x="11.611cm" svg:y="8.616cm">
          <draw:text-box>
            <text:p><text:span text:style-name="T2">1</text:span></text:p>
          </draw:text-box>
        </draw:frame>
        <draw:frame draw:style-name="gr6" draw:text-style-name="P4" draw:layer="layout" svg:width="0.853cm" svg:height="0.962cm" svg:x="9.509cm" svg:y="15.284cm">
          <draw:text-box>
            <text:p><text:span text:style-name="T2">8</text:span></text:p>
          </draw:text-box>
        </draw:frame>
        <draw:frame draw:style-name="gr6" draw:text-style-name="P3" draw:layer="layout" svg:width="0.853cm" svg:height="0.962cm" svg:x="19.974cm" svg:y="3.457cm">
          <draw:text-box>
            <text:p><text:span text:style-name="T1">6</text:span></text:p>
          </draw:text-box>
        </draw:frame>
        <draw:frame draw:style-name="gr6" draw:text-style-name="P3" draw:layer="layout" svg:width="0.853cm" svg:height="0.962cm" svg:x="19.975cm" svg:y="10.098cm">
          <draw:text-box>
            <text:p><text:span text:style-name="T1">7</text:span></text:p>
          </draw:text-box>
        </draw:frame>
        <draw:g>
          <draw:custom-shape draw:style-name="gr11" draw:text-style-name="P1" draw:layer="layout" svg:width="6.884cm" svg:height="0.648cm" svg:x="6.795cm" svg:y="16.239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5" draw:layer="layout" svg:width="1.205cm" svg:height="0.962cm" svg:x="16.9cm" svg:y="15.893cm">
          <draw:text-box>
            <text:p><text:span text:style-name="T3">10</text:span></text:p>
          </draw:text-box>
        </draw:frame>
        <draw:g>
          <draw:frame draw:style-name="gr13" draw:text-style-name="P4" draw:layer="layout" svg:width="0.853cm" svg:height="0.962cm" svg:x="13.847cm" svg:y="15.887cm">
            <draw:text-box>
              <text:p><text:span text:style-name="T2">9</text:span></text:p>
            </draw:text-box>
          </draw:frame>
          <draw:g>
            <draw:custom-shape draw:style-name="gr14" draw:text-style-name="P1" draw:layer="layout" svg:width="10.43cm" svg:height="0.595cm" svg:x="3.249cm" svg:y="16.95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5" draw:text-style-name="P1" draw:layer="layout" svg:x1="14.07cm" svg:y1="16.606cm" svg:x2="13.673cm" svg:y2="16.975cm">
            <text:p/>
          </draw:line>
        </draw:g>
        <draw:frame draw:style-name="gr6" draw:text-style-name="P6" draw:layer="layout" svg:width="0.853cm" svg:height="0.962cm" svg:x="4.588cm" svg:y="15.289cm">
          <draw:text-box>
            <text:p><text:span text:style-name="T4">3</text:span></text:p>
          </draw:text-box>
        </draw:frame>
        <draw:g>
          <draw:g>
            <draw:custom-shape draw:style-name="gr16" draw:text-style-name="P1" draw:layer="layout" svg:width="0.416cm" svg:height="0.755cm" svg:x="3.478cm" svg:y="1.91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6" draw:layer="layout" svg:width="0.853cm" svg:height="0.962cm" svg:x="3.275cm" svg:y="2.666cm">
            <draw:text-box>
              <text:p><text:span text:style-name="T4">3</text:span></text:p>
            </draw:text-box>
          </draw:frame>
          <draw:g>
            <draw:custom-shape draw:style-name="gr17" draw:text-style-name="P1" draw:layer="layout" svg:width="2.04cm" svg:height="0.755cm" svg:x="3.951cm" svg:y="1.9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" draw:layer="layout" svg:width="1.492cm" svg:height="0.755cm" svg:x="6.162cm" svg:y="1.91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7" draw:layer="layout" svg:width="0.853cm" svg:height="0.962cm" svg:x="4.541cm" svg:y="2.675cm">
            <draw:text-box>
              <text:p><text:span text:style-name="T5">2</text:span></text:p>
            </draw:text-box>
          </draw:frame>
          <draw:frame draw:style-name="gr12" draw:text-style-name="P5" draw:layer="layout" svg:width="1.205cm" svg:height="0.962cm" svg:x="6.314cm" svg:y="2.676cm">
            <draw:text-box>
              <text:p><text:span text:style-name="T3">10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10.053cm" svg:height="17.118cm" svg:x="0.424cm" svg:y="0.463cm">
          <draw:image xlink:href="Pictures/100000010000017C00000287E456370B6B30CB04.png" xlink:type="simple" xlink:show="embed" xlink:actuate="onLoad" draw:mime-type="image/png">
            <text:p/>
          </draw:image>
        </draw:frame>
        <draw:frame draw:style-name="gr1" draw:text-style-name="P1" draw:layer="layout" svg:width="10.053cm" svg:height="17.118cm" svg:x="11.034cm" svg:y="0.463cm">
          <draw:image xlink:href="Pictures/100000010000017C00000287B780B883320818A3.png" xlink:type="simple" xlink:show="embed" xlink:actuate="onLoad" draw:mime-type="image/png">
            <text:p/>
          </draw:image>
        </draw:frame>
        <draw:frame draw:style-name="gr1" draw:text-style-name="P1" draw:layer="layout" svg:width="10.053cm" svg:height="17.118cm" svg:x="21.537cm" svg:y="0.439cm">
          <draw:image xlink:href="Pictures/100000010000017C0000028746270254DFA289B1.png" xlink:type="simple" xlink:show="embed" xlink:actuate="onLoad" draw:mime-type="image/png">
            <text:p/>
          </draw:image>
        </draw:frame>
        <draw:frame draw:style-name="gr1" draw:text-style-name="P1" draw:layer="layout" svg:width="10.027cm" svg:height="10.794cm" svg:x="0.455cm" svg:y="6.09cm">
          <draw:image xlink:href="Pictures/100000010000017B000001989E41B73DE5C38F9F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0.053cm" svg:height="17.118cm" svg:x="0.556cm" svg:y="0.543cm">
          <draw:image xlink:href="Pictures/100000010000017C00000287BC8762000B9F9EB2.png" xlink:type="simple" xlink:show="embed" xlink:actuate="onLoad" draw:mime-type="image/png">
            <text:p/>
          </draw:image>
        </draw:frame>
        <draw:frame draw:style-name="gr1" draw:text-style-name="P1" draw:layer="layout" svg:width="10.053cm" svg:height="17.118cm" svg:x="11.14cm" svg:y="0.544cm">
          <draw:image xlink:href="Pictures/100000010000017C0000028727425DEBF04F25BB.png" xlink:type="simple" xlink:show="embed" xlink:actuate="onLoad" draw:mime-type="image/png">
            <text:p/>
          </draw:image>
        </draw:frame>
        <draw:frame draw:style-name="gr1" draw:text-style-name="P1" draw:layer="layout" svg:width="10.08cm" svg:height="17.012cm" svg:x="21.471cm" svg:y="0.648cm">
          <draw:image xlink:href="Pictures/100000010000017D00000283D0ACD5A9EEDA7BF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4.736cm" svg:height="13.519cm" svg:x="0.666cm" svg:y="0.532cm">
          <draw:image xlink:href="Pictures/100000010000022D000001FF91C2F07512B88F25.png" xlink:type="simple" xlink:show="embed" xlink:actuate="onLoad" draw:mime-type="image/png">
            <text:p/>
          </draw:image>
        </draw:frame>
        <draw:frame draw:style-name="gr1" draw:text-style-name="P1" draw:layer="layout" svg:width="11.932cm" svg:height="15.398cm" svg:x="16.394cm" svg:y="0.594cm">
          <draw:image xlink:href="Pictures/10000001000001C30000024665197AC8F7D44303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9.656cm" svg:height="5.529cm" svg:x="0.528cm" svg:y="0.591cm">
          <draw:image xlink:href="Pictures/100000010000016D000000D11BBEA2853AF30EC2.png" xlink:type="simple" xlink:show="embed" xlink:actuate="onLoad" draw:mime-type="image/png">
            <text:p/>
          </draw:image>
        </draw:frame>
        <draw:frame draw:style-name="gr1" draw:text-style-name="P1" draw:layer="layout" svg:width="9.656cm" svg:height="2.909cm" svg:x="10.95cm" svg:y="0.643cm">
          <draw:image xlink:href="Pictures/100000010000016D0000006ED3354E968B3C9E6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27.119cm" svg:height="18.996cm" svg:x="2.58cm" svg:y="0.06cm">
          <draw:image xlink:href="Pictures/1000000100000401000002CE15DAFF4E9A719339.png" xlink:type="simple" xlink:show="embed" xlink:actuate="onLoad" draw:mime-type="image/png">
            <text:p/>
          </draw:image>
        </draw:frame>
        <draw:g>
          <draw:custom-shape draw:style-name="gr19" draw:text-style-name="P1" draw:layer="layout" svg:width="2.571cm" svg:height="0.53cm" svg:x="11.214cm" svg:y="2.328cm">
            <text:p/>
            <draw:enhanced-geometry svg:viewBox="0 0 21600 21600" draw:type="rectangle" draw:enhanced-path="M 0 0 L 21600 0 21600 21600 0 21600 0 0 Z N"/>
          </draw:custom-shape>
        </draw:g>
        <draw:polyline draw:style-name="gr20" draw:text-style-name="P2" draw:layer="layout" svg:width="10.229cm" svg:height="2.252cm" svg:x="13.847cm" svg:y="2.589cm" svg:viewBox="0 0 10230 2253" draw:points="0,0 2614,0 2614,2253 10230,2253">
          <text:p/>
        </draw:polyline>
        <draw:g>
          <draw:custom-shape draw:style-name="gr21" draw:text-style-name="P1" draw:layer="layout" svg:width="7.387cm" svg:height="1.509cm" svg:x="3.038cm" svg:y="4.444cm">
            <text:p/>
            <draw:enhanced-geometry svg:viewBox="0 0 21600 21600" draw:type="rectangle" draw:enhanced-path="M 0 0 L 21600 0 21600 21600 0 21600 0 0 Z N"/>
          </draw:custom-shape>
        </draw:g>
        <draw:polyline draw:style-name="gr22" draw:text-style-name="P1" draw:layer="layout" svg:width="5.304cm" svg:height="9.786cm" svg:x="10.544cm" svg:y="5.189cm" svg:viewBox="0 0 5305 9787" draw:points="0,0 5305,0 5305,9787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10 15" svg:d="M10 0zM5 0l-5 15h5z"/>
    <draw:marker draw:name="Arrowheads_20_12" draw:display-name="Arrowheads 12" svg:viewBox="0 0 836 110" svg:d="M0 0h278 278 280v36 36 38h-278-278-280v-36-36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nvas" draw:protected="true"/>
      <draw:layer draw:name="UI_elements"/>
      <draw:layer draw:name="Effect_panel_areas"/>
      <draw:layer draw:name="i18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8T10:55:16.489714978</meta:creation-date>
    <dc:date>2024-10-03T08:20:45.104715622</dc:date>
    <meta:editing-duration>PT20H53M8S</meta:editing-duration>
    <meta:editing-cycles>83</meta:editing-cycles>
    <meta:generator>LibreOffice/7.3.7.2$Linux_X86_64 LibreOffice_project/30$Build-2</meta:generator>
    <meta:document-statistic meta:object-count="60"/>
  </office:meta>
</office:document-meta>
</file>